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0.8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 style:data-style-name="N129"/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01_Rice</text:p>
          </table:table-cell>
          <table:table-cell table:style-name="Default" office:value-type="string" calcext:value-type="string">
            <text:p>02_HTRU2</text:p>
          </table:table-cell>
          <table:table-cell table:style-name="Default" office:value-type="string" calcext:value-type="string">
            <text:p>03_MiniBooNE</text:p>
          </table:table-cell>
          <table:table-cell table:style-name="Default" office:value-type="string" calcext:value-type="string">
            <text:p>04_WESAD</text:p>
          </table:table-cell>
          <table:table-cell table:style-name="Default" office:value-type="string" calcext:value-type="string">
            <text:p>05_HH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ances (N)</text:p>
          </table:table-cell>
          <table:table-cell table:style-name="Default" office:value-type="float" office:value="3810" calcext:value-type="float">
            <text:p>3810</text:p>
          </table:table-cell>
          <table:table-cell table:style-name="Default" office:value-type="float" office:value="17898" calcext:value-type="float">
            <text:p>17898</text:p>
          </table:table-cell>
          <table:table-cell table:style-name="Default" office:value-type="float" office:value="129596" calcext:value-type="float">
            <text:p>129596</text:p>
          </table:table-cell>
          <table:table-cell table:style-name="Default" office:value-type="float" office:value="4588552" calcext:value-type="float">
            <text:p>4588552</text:p>
          </table:table-cell>
          <table:table-cell table:style-name="Default" office:value-type="float" office:value="13932632" calcext:value-type="float">
            <text:p>13932632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variables (D)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clusters (K)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N * D * K</text:p>
          </table:table-cell>
          <table:table-cell table:style-name="Default" table:formula="of:=[.B2]*[.B3]*[.B4]" office:value-type="float" office:value="53340" calcext:value-type="float">
            <text:p>53340</text:p>
          </table:table-cell>
          <table:table-cell table:style-name="Default" table:formula="of:=[.C2]*[.C3]*[.C4]" office:value-type="float" office:value="286368" calcext:value-type="float">
            <text:p>286368</text:p>
          </table:table-cell>
          <table:table-cell table:style-name="Default" table:formula="of:=[.D2]*[.D3]*[.D4]" office:value-type="float" office:value="12959600" calcext:value-type="float">
            <text:p>12959600</text:p>
          </table:table-cell>
          <table:table-cell table:style-name="Default" table:formula="of:=[.E2]*[.E3]*[.E4]" office:value-type="float" office:value="110125248" calcext:value-type="float">
            <text:p>110125248</text:p>
          </table:table-cell>
          <table:table-cell table:style-name="Default" table:formula="of:=[.F2]*[.F3]*[.F4]" office:value-type="float" office:value="292585272" calcext:value-type="float">
            <text:p>292585272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NDK_increase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[.C5]/[.B5]" office:value-type="float" office:value="5.36872890888639" calcext:value-type="float">
            <text:p>5.36872890888639</text:p>
          </table:table-cell>
          <table:table-cell table:style-name="Default" table:formula="of:=[.D5]/[.C5]" office:value-type="float" office:value="45.2550564308861" calcext:value-type="float">
            <text:p>45.2550564308861</text:p>
          </table:table-cell>
          <table:table-cell table:style-name="Default" table:formula="of:=[.E5]/[.D5]" office:value-type="float" office:value="8.49758078953054" calcext:value-type="float">
            <text:p>8.49758078953054</text:p>
          </table:table-cell>
          <table:table-cell table:style-name="Default" table:formula="of:=[.F5]/[.E5]" office:value-type="float" office:value="2.65684098164301" calcext:value-type="float">
            <text:p>2.65684098164301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speedup_test_runs</text:p>
          </table:table-cell>
          <table:table-cell table:number-columns-repeated="3"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table:number-columns-repeated="3"/>
          <table:table-cell table:style-name="ce1" table:number-columns-repeated="6"/>
          <table:table-cell/>
          <table:table-cell table:style-name="ce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avg_speedup</text:p>
          </table:table-cell>
          <table:table-cell table:style-name="ce3" table:formula="of:=[.B11]/[.B14]" office:value-type="float" office:value="9.22205857113993" calcext:value-type="float">
            <text:p>9.22</text:p>
          </table:table-cell>
          <table:table-cell table:style-name="ce3" table:formula="of:=[.C11]/[.C14]" office:value-type="float" office:value="17.3535208668243" calcext:value-type="float">
            <text:p>17.35</text:p>
          </table:table-cell>
          <table:table-cell table:style-name="ce3" table:formula="of:=[.D11]/[.D14]" office:value-type="float" office:value="13.7404206007927" calcext:value-type="float">
            <text:p>13.74</text:p>
          </table:table-cell>
          <table:table-cell table:style-name="ce3" table:formula="of:=[.E11]/[.E14]" office:value-type="float" office:value="42.4035206686597" calcext:value-type="float">
            <text:p>42.40</text:p>
          </table:table-cell>
          <table:table-cell table:style-name="ce3" table:formula="of:=[.F11]/[.F14]" office:value-type="float" office:value="40.6779587540094" calcext:value-type="float">
            <text:p>40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w_speedup</text:p>
          </table:table-cell>
          <table:table-cell table:style-name="ce3" table:formula="of:=[.B12]/[.B15]" office:value-type="float" office:value="11.5693845979468" calcext:value-type="float">
            <text:p>11.57</text:p>
          </table:table-cell>
          <table:table-cell table:style-name="ce3" table:formula="of:=[.C12]/[.C15]" office:value-type="float" office:value="16.1431520377999" calcext:value-type="float">
            <text:p>16.14</text:p>
          </table:table-cell>
          <table:table-cell table:style-name="ce3" table:formula="of:=[.D12]/[.D15]" office:value-type="float" office:value="13.868309462447" calcext:value-type="float">
            <text:p>13.87</text:p>
          </table:table-cell>
          <table:table-cell table:style-name="ce3" table:formula="of:=[.E12]/[.E15]" office:value-type="float" office:value="37.3907460511989" calcext:value-type="float">
            <text:p>37.39</text:p>
          </table:table-cell>
          <table:table-cell table:style-name="ce3" table:formula="of:=[.F12]/[.F15]" office:value-type="float" office:value="39.1422044159792" calcext:value-type="float">
            <text:p>39.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t_speedup</text:p>
          </table:table-cell>
          <table:table-cell table:style-name="ce3" table:formula="of:=[.B13]/[.B16]" office:value-type="float" office:value="8.06535635859957" calcext:value-type="float">
            <text:p>8.07</text:p>
          </table:table-cell>
          <table:table-cell table:style-name="ce3" table:formula="of:=[.C13]/[.C16]" office:value-type="float" office:value="18.6247189557436" calcext:value-type="float">
            <text:p>18.62</text:p>
          </table:table-cell>
          <table:table-cell table:style-name="ce3" table:formula="of:=[.D13]/[.D16]" office:value-type="float" office:value="13.7911144007401" calcext:value-type="float">
            <text:p>13.79</text:p>
          </table:table-cell>
          <table:table-cell table:style-name="ce3" table:formula="of:=[.E13]/[.E16]" office:value-type="float" office:value="50.6755914373947" calcext:value-type="float">
            <text:p>50.68</text:p>
          </table:table-cell>
          <table:table-cell table:style-name="ce3" table:formula="of:=[.F13]/[.F16]" office:value-type="float" office:value="46.9666401866791" calcext:value-type="float">
            <text:p>46.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cpu</text:p>
          </table:table-cell>
          <table:table-cell office:value-type="float" office:value="0.0799809779099451" calcext:value-type="float">
            <text:p>0.0800</text:p>
          </table:table-cell>
          <table:table-cell office:value-type="float" office:value="0.332669183819962" calcext:value-type="float">
            <text:p>0.3327</text:p>
          </table:table-cell>
          <table:table-cell office:value-type="float" office:value="9.60211397675957" calcext:value-type="float">
            <text:p>9.6021</text:p>
          </table:table-cell>
          <table:table-cell office:value-type="float" office:value="141.79088416875" calcext:value-type="float">
            <text:p>141.7909</text:p>
          </table:table-cell>
          <table:table-cell office:value-type="float" office:value="1500.6155308113" calcext:value-type="float">
            <text:p>1500.61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w_cpu</text:p>
          </table:table-cell>
          <table:table-cell office:value-type="float" office:value="0.147977508000622" calcext:value-type="float">
            <text:p>0.1480</text:p>
          </table:table-cell>
          <table:table-cell office:value-type="float" office:value="0.541484809000394" calcext:value-type="float">
            <text:p>0.5415</text:p>
          </table:table-cell>
          <table:table-cell office:value-type="float" office:value="14.2536751809967" calcext:value-type="float">
            <text:p>14.2537</text:p>
          </table:table-cell>
          <table:table-cell office:value-type="float" office:value="245.561481022" calcext:value-type="float">
            <text:p>245.5615</text:p>
          </table:table-cell>
          <table:table-cell office:value-type="float" office:value="1510.71542839501" calcext:value-type="float">
            <text:p>1510.71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t_cpu</text:p>
          </table:table-cell>
          <table:table-cell office:value-type="float" office:value="0.0446672339967336" calcext:value-type="float">
            <text:p>0.0447</text:p>
          </table:table-cell>
          <table:table-cell office:value-type="float" office:value="0.153451220001443" calcext:value-type="float">
            <text:p>0.1535</text:p>
          </table:table-cell>
          <table:table-cell office:value-type="float" office:value="5.41839364000043" calcext:value-type="float">
            <text:p>5.4184</text:p>
          </table:table-cell>
          <table:table-cell office:value-type="float" office:value="85.2694199960024" calcext:value-type="float">
            <text:p>85.2694</text:p>
          </table:table-cell>
          <table:table-cell office:value-type="float" office:value="1475.30980059299" calcext:value-type="float">
            <text:p>1475.30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gpu</text:p>
          </table:table-cell>
          <table:table-cell office:value-type="float" office:value="0.00867279006015451" calcext:value-type="float">
            <text:p>0.0087</text:p>
          </table:table-cell>
          <table:table-cell office:value-type="float" office:value="0.0191701261301932" calcext:value-type="float">
            <text:p>0.0192</text:p>
          </table:table-cell>
          <table:table-cell office:value-type="float" office:value="0.698822420050637" calcext:value-type="float">
            <text:p>0.6988</text:p>
          </table:table-cell>
          <table:table-cell office:value-type="float" office:value="3.34384697149799" calcext:value-type="float">
            <text:p>3.3438</text:p>
          </table:table-cell>
          <table:table-cell office:value-type="float" office:value="36.8901384625991" calcext:value-type="float">
            <text:p>36.89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w_gpu</text:p>
          </table:table-cell>
          <table:table-cell office:value-type="float" office:value="0.0127904390028561" calcext:value-type="float">
            <text:p>0.0128</text:p>
          </table:table-cell>
          <table:table-cell office:value-type="float" office:value="0.0335426940000616" calcext:value-type="float">
            <text:p>0.0335</text:p>
          </table:table-cell>
          <table:table-cell office:value-type="float" office:value="1.02778750500147" calcext:value-type="float">
            <text:p>1.0278</text:p>
          </table:table-cell>
          <table:table-cell office:value-type="float" office:value="6.56743999399623" calcext:value-type="float">
            <text:p>6.5674</text:p>
          </table:table-cell>
          <table:table-cell office:value-type="float" office:value="38.5955633039994" calcext:value-type="float">
            <text:p>38.59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st_gpu</text:p>
          </table:table-cell>
          <table:table-cell office:value-type="float" office:value="0.00553816000319785" calcext:value-type="float">
            <text:p>0.0055</text:p>
          </table:table-cell>
          <table:table-cell office:value-type="float" office:value="0.00823911600309657" calcext:value-type="float">
            <text:p>0.0082</text:p>
          </table:table-cell>
          <table:table-cell office:value-type="float" office:value="0.392890196002554" calcext:value-type="float">
            <text:p>0.3929</text:p>
          </table:table-cell>
          <table:table-cell office:value-type="float" office:value="1.68265268499817" calcext:value-type="float">
            <text:p>1.6827</text:p>
          </table:table-cell>
          <table:table-cell office:value-type="float" office:value="31.4118658419902" calcext:value-type="float">
            <text:p>31.41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cpu_time_increase</text:p>
          </table:table-cell>
          <table:table-cell office:value-type="string" calcext:value-type="string">
            <text:p>-</text:p>
          </table:table-cell>
          <table:table-cell table:formula="of:=[.C11]/[.B11]" office:value-type="float" office:value="4.15935379277973" calcext:value-type="float">
            <text:p>4.1594</text:p>
          </table:table-cell>
          <table:table-cell table:formula="of:=[.D11]/[.C11]" office:value-type="float" office:value="28.8638516693995" calcext:value-type="float">
            <text:p>28.8639</text:p>
          </table:table-cell>
          <table:table-cell table:formula="of:=[.E11]/[.D11]" office:value-type="float" office:value="14.7666320678897" calcext:value-type="float">
            <text:p>14.7666</text:p>
          </table:table-cell>
          <table:table-cell table:formula="of:=[.F11]/[.E11]" office:value-type="float" office:value="10.5833004682118" calcext:value-type="float">
            <text:p>10.58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gpu_time_increase</text:p>
          </table:table-cell>
          <table:table-cell office:value-type="string" calcext:value-type="string">
            <text:p>-</text:p>
          </table:table-cell>
          <table:table-cell table:formula="of:=[.C14]/[.B14]" office:value-type="float" office:value="2.21037589947746" calcext:value-type="float">
            <text:p>2.2104</text:p>
          </table:table-cell>
          <table:table-cell table:formula="of:=[.D14]/[.C14]" office:value-type="float" office:value="36.4537205078678" calcext:value-type="float">
            <text:p>36.4537</text:p>
          </table:table-cell>
          <table:table-cell table:formula="of:=[.E14]/[.D14]" office:value-type="float" office:value="4.78497380100612" calcext:value-type="float">
            <text:p>4.7850</text:p>
          </table:table-cell>
          <table:table-cell table:formula="of:=[.F14]/[.E14]" office:value-type="float" office:value="11.0322448296947" calcext:value-type="float">
            <text:p>11.03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sion_test_runs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precision_percent_improvement</text:p>
          </table:table-cell>
          <table:table-cell table:style-name="ce2" table:formula="of:=([.B22]/[.B21])-1" office:value-type="float" office:value="0.00372180180180171" calcext:value-type="float">
            <text:p>+0.00372180</text:p>
          </table:table-cell>
          <table:table-cell table:style-name="ce2" table:formula="of:=([.C22]/[.C21])-1" office:value-type="float" office:value="0.000000608902149368262" calcext:value-type="float">
            <text:p>+0.00000061</text:p>
          </table:table-cell>
          <table:table-cell table:style-name="ce2" table:formula="of:=([.D22]/[.D21])-1" office:value-type="float" office:value="0.000489672378194417" calcext:value-type="float">
            <text:p>+0.00048967</text:p>
          </table:table-cell>
          <table:table-cell table:style-name="ce2" table:formula="of:=([.E22]/[.E21])-1" office:value-type="float" office:value="0.0229325726814769" calcext:value-type="float">
            <text:p>+0.02293257</text:p>
          </table:table-cell>
          <table:table-cell table:style-name="ce2" table:formula="of:=([.F22]/[.F21])-1" office:value-type="float" office:value="-0.0000248454196580816" calcext:value-type="float">
            <text:p>-0.000024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precision_percent_cpu</text:p>
          </table:table-cell>
          <table:table-cell table:formula="of:=([.B23]/[.B2])" office:value-type="float" office:value="0.910433070866142" calcext:value-type="float">
            <text:p>0.9104</text:p>
          </table:table-cell>
          <table:table-cell table:formula="of:=([.C23]/[.C2])" office:value-type="float" office:value="0.917588557380713" calcext:value-type="float">
            <text:p>0.9176</text:p>
          </table:table-cell>
          <table:table-cell table:formula="of:=([.D23]/[.D2])" office:value-type="float" office:value="0.508039908639156" calcext:value-type="float">
            <text:p>0.5080</text:p>
          </table:table-cell>
          <table:table-cell table:formula="of:=([.E23]/[.E2])" office:value-type="float" office:value="0.635576495591638" calcext:value-type="float">
            <text:p>0.6356</text:p>
          </table:table-cell>
          <table:table-cell table:formula="of:=([.F23]/[.F2])" office:value-type="float" office:value="0.283104369655353" calcext:value-type="float">
            <text:p>0.28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precision_percent_gpu</text:p>
          </table:table-cell>
          <table:table-cell table:formula="of:=([.B24]/[.B2])" office:value-type="float" office:value="0.913821522309711" calcext:value-type="float">
            <text:p>0.9138</text:p>
          </table:table-cell>
          <table:table-cell table:formula="of:=([.C24]/[.C2])" office:value-type="float" office:value="0.917589116102358" calcext:value-type="float">
            <text:p>0.9176</text:p>
          </table:table-cell>
          <table:table-cell table:formula="of:=([.D24]/[.D2])" office:value-type="float" office:value="0.508288681749437" calcext:value-type="float">
            <text:p>0.5083</text:p>
          </table:table-cell>
          <table:table-cell table:formula="of:=([.E24]/[.E2])" office:value-type="float" office:value="0.650151899771431" calcext:value-type="float">
            <text:p>0.6502</text:p>
          </table:table-cell>
          <table:table-cell table:formula="of:=([.F24]/[.F2])" office:value-type="float" office:value="0.283097335808482" calcext:value-type="float">
            <text:p>0.28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hits_cpu</text:p>
          </table:table-cell>
          <table:table-cell table:style-name="ce3" office:value-type="float" office:value="3468.75" calcext:value-type="float">
            <text:p>3468.75</text:p>
          </table:table-cell>
          <table:table-cell table:style-name="ce3" office:value-type="float" office:value="16423" calcext:value-type="float">
            <text:p>16423.00</text:p>
          </table:table-cell>
          <table:table-cell table:style-name="ce3" office:value-type="float" office:value="65839.94" calcext:value-type="float">
            <text:p>65839.94</text:p>
          </table:table-cell>
          <table:table-cell table:style-name="ce3" office:value-type="float" office:value="2916375.8" calcext:value-type="float">
            <text:p>2916375.80</text:p>
          </table:table-cell>
          <table:table-cell table:style-name="ce3" office:value-type="float" office:value="3944389" calcext:value-type="float">
            <text:p>3944389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_hits_gpu</text:p>
          </table:table-cell>
          <table:table-cell table:style-name="ce3" office:value-type="float" office:value="3481.66" calcext:value-type="float">
            <text:p>3481.66</text:p>
          </table:table-cell>
          <table:table-cell table:style-name="ce3" office:value-type="float" office:value="16423.01" calcext:value-type="float">
            <text:p>16423.01</text:p>
          </table:table-cell>
          <table:table-cell table:style-name="ce3" office:value-type="float" office:value="65872.18" calcext:value-type="float">
            <text:p>65872.18</text:p>
          </table:table-cell>
          <table:table-cell table:style-name="ce3" office:value-type="float" office:value="2983255.8" calcext:value-type="float">
            <text:p>2983255.80</text:p>
          </table:table-cell>
          <table:table-cell table:style-name="ce3" office:value-type="float" office:value="3944291" calcext:value-type="float">
            <text:p>3944291.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21:33:41.019614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21:42:56.029642064</dc:date>
    <meta:editing-duration>PT3H6M33S</meta:editing-duration>
    <meta:editing-cycles>29</meta:editing-cycles>
    <meta:generator>LibreOffice/24.2.2.2$Linux_X86_64 LibreOffice_project/420$Build-2</meta:generator>
    <meta:document-statistic meta:table-count="1" meta:cell-count="144" meta:object-count="0"/>
  </office:meta>
</office:document-meta>
</file>